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d68" officeooo:paragraph-rsid="00182d68"/>
    </style:style>
    <style:style style:name="P2" style:family="paragraph" style:parent-style-name="Standard">
      <style:text-properties fo:font-weight="bold" officeooo:rsid="00182d68" officeooo:paragraph-rsid="00182d68" style:font-weight-asian="bold" style:font-weight-complex="bold"/>
    </style:style>
    <style:style style:name="P3" style:family="paragraph" style:parent-style-name="Standard">
      <style:text-properties fo:font-weight="normal" officeooo:rsid="00182d68" officeooo:paragraph-rsid="00182d68" style:font-weight-asian="normal" style:font-weight-complex="normal"/>
    </style:style>
    <style:style style:name="P4" style:family="paragraph" style:parent-style-name="Standard">
      <style:text-properties fo:font-weight="normal" officeooo:rsid="00182d68" officeooo:paragraph-rsid="0019a323" style:font-weight-asian="normal" style:font-weight-complex="normal"/>
    </style:style>
    <style:style style:name="P5" style:family="paragraph" style:parent-style-name="Standard">
      <style:text-properties fo:font-weight="normal" officeooo:rsid="0019a323" officeooo:paragraph-rsid="0019a323" style:font-weight-asian="normal" style:font-weight-complex="normal"/>
    </style:style>
    <style:style style:name="P6" style:family="paragraph" style:parent-style-name="Standard">
      <style:text-properties officeooo:rsid="0019a323" officeooo:paragraph-rsid="0019a323"/>
    </style:style>
    <style:style style:name="T1" style:family="text">
      <style:text-properties officeooo:rsid="0019a3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seño de pruebas:</text:p>
      <text:p text:style-name="P1"/>
      <text:p text:style-name="P6">1.</text:p>
      <text:p text:style-name="P3">Objetivo: <text:span text:style-name="T1">prueba de procedimiento</text:span></text:p>
      <text:p text:style-name="P3">Valores de entrada: <text:span text:style-name="T1">5<text:tab/><text:tab/>10</text:span></text:p>
      <text:p text:style-name="P3">Condiciones: <text:span text:style-name="T1">haber recargado la página si ya se ha ejecutado</text:span></text:p>
      <text:p text:style-name="P3">Valor esperado: “<text:span text:style-name="T1">Puedes comprar el vehículo”</text:span></text:p>
      <text:p text:style-name="P4">Método de ejecución: <text:span text:style-name="T1">introducir el 5 en precio del vehículo y el 10 en el presupuesto, dándole a aceptar cuando lo introduzcas</text:span></text:p>
      <text:p text:style-name="P3"/>
      <text:p text:style-name="P5">2.</text:p>
      <text:p text:style-name="P5">Objetivo: prueba de procedimiento</text:p>
      <text:p text:style-name="P5">Valores de entrada: 10<text:tab/>5</text:p>
      <text:p text:style-name="P5">Condiciones: introducir el 10 en precio del vehículo y el 5 en el presupuesto</text:p>
      <text:p text:style-name="P5">Valor esperado: “No puedes comprar el vehículo”</text:p>
      <text:p text:style-name="P5">Método de ejecución: introducir el 10 en precio del vehículo y el 5 en el presupuesto, dándole a aceptar cuando lo introduzcas</text:p>
      <text:p text:style-name="P5"/>
      <text:p text:style-name="P5">3.</text:p>
      <text:p text:style-name="P5">Objetivo: prueba de procedimiento</text:p>
      <text:p text:style-name="P5">Valores de entrada: </text:p>
      <text:p text:style-name="P5">Condiciones:</text:p>
      <text:p text:style-name="P5">Valor esperado:</text:p>
      <text:p text:style-name="P5">Método de ejecución:</text:p>
      <text:p text:style-name="P1"/>
      <text:p text:style-name="P1"/>
      <text:p text:style-name="P1"/>
      <text:p text:style-name="P2">Ejecución de pruebas:</text:p>
      <text:p text:style-name="P2"/>
      <text:p text:style-name="P5">1.</text:p>
      <text:p text:style-name="P5">Fecha: 5 de mayo</text:p>
      <text:p text:style-name="P5">Versión: 1.0</text:p>
      <text:p text:style-name="P5">Tester: Darío</text:p>
      <text:p text:style-name="P5">Resultado obtenido: “Puedes comprarte el coche” Éxito</text:p>
      <text:p text:style-name="P1"/>
      <text:p text:style-name="P6">2.</text:p>
      <text:p text:style-name="P6">Fecha: 5 de mayo</text:p>
      <text:p text:style-name="P6">Versión: 1.0</text:p>
      <text:p text:style-name="P6">Tester: Darío</text:p>
      <text:p text:style-name="P6">Resultado obtenido: “No puedes comprate el coche” Éxito</text:p>
      <text:p text:style-name="P6"/>
      <text:p text:style-name="P6">3.</text:p>
      <text:p text:style-name="P6">Fecha: 5 de mayo</text:p>
      <text:p text:style-name="P6">Versión: 1.0</text:p>
      <text:p text:style-name="P6">Tester: Darío</text:p>
      <text:p text:style-name="P6">Resultado obtenido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08:32:55.956708903</meta:creation-date>
    <dc:date>2023-05-05T09:05:08.545415559</dc:date>
    <meta:editing-duration>PT22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165" meta:character-count="996" meta:non-whitespace-character-count="864"/>
  </office:meta>
</office:document-meta>
</file>